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1d813a" officeooo:paragraph-rsid="001cc032"/>
    </style:style>
    <style:style style:name="P3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4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6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7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8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9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10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1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2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3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5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6" style:family="paragraph" style:parent-style-name="Standard" style:list-style-name="L1">
      <style:text-properties style:text-line-through-style="solid" fo:language="en" fo:country="GB" officeooo:rsid="005b430d" officeooo:paragraph-rsid="005b430d"/>
    </style:style>
    <style:style style:name="P17" style:family="paragraph" style:parent-style-name="Standard" style:list-style-name="L1">
      <style:text-properties style:text-line-through-style="solid" fo:language="en" fo:country="GB" officeooo:rsid="005fd77b" officeooo:paragraph-rsid="005fd77b"/>
    </style:style>
    <style:style style:name="P18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9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20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21" style:family="paragraph" style:parent-style-name="Standard" style:list-style-name="L1">
      <style:text-properties style:text-line-through-style="solid" officeooo:paragraph-rsid="00546567"/>
    </style:style>
    <style:style style:name="P22" style:family="paragraph" style:parent-style-name="Standard" style:list-style-name="L1">
      <style:text-properties fo:language="en" fo:country="GB" officeooo:rsid="001afe61" officeooo:paragraph-rsid="003d00d1"/>
    </style:style>
    <style:style style:name="P23" style:family="paragraph" style:parent-style-name="Standard" style:list-style-name="L1">
      <style:text-properties fo:language="en" fo:country="GB" officeooo:rsid="0023501e" officeooo:paragraph-rsid="0023501e"/>
    </style:style>
    <style:style style:name="P24" style:family="paragraph" style:parent-style-name="Standard" style:list-style-name="L1">
      <style:text-properties fo:language="en" fo:country="GB" officeooo:rsid="00403281" officeooo:paragraph-rsid="00403281"/>
    </style:style>
    <style:style style:name="P25" style:family="paragraph" style:parent-style-name="Standard" style:list-style-name="L1">
      <style:text-properties fo:language="en" fo:country="GB" officeooo:rsid="00231e65" officeooo:paragraph-rsid="00327c16"/>
    </style:style>
    <style:style style:name="P26" style:family="paragraph" style:parent-style-name="Standard" style:list-style-name="L1">
      <style:text-properties fo:language="en" fo:country="GB" officeooo:rsid="005878a7" officeooo:paragraph-rsid="005c10d1"/>
    </style:style>
    <style:style style:name="P27" style:family="paragraph" style:parent-style-name="Standard" style:list-style-name="L1">
      <style:text-properties fo:language="en" fo:country="GB" officeooo:rsid="005fd77b" officeooo:paragraph-rsid="0064030a"/>
    </style:style>
    <style:style style:name="P28" style:family="paragraph" style:parent-style-name="Standard" style:list-style-name="L1">
      <style:text-properties fo:language="en" fo:country="GB" officeooo:rsid="00556637" officeooo:paragraph-rsid="00556637"/>
    </style:style>
    <style:style style:name="P29" style:family="paragraph" style:parent-style-name="Standard" style:list-style-name="L1">
      <style:text-properties fo:language="en" fo:country="GB" officeooo:rsid="0044eb0f" officeooo:paragraph-rsid="0044eb0f"/>
    </style:style>
    <style:style style:name="P30" style:family="paragraph" style:parent-style-name="Standard" style:list-style-name="L1">
      <style:text-properties fo:language="en" fo:country="GB" officeooo:rsid="000fe2ae" officeooo:paragraph-rsid="001cc032"/>
    </style:style>
    <style:style style:name="P31" style:family="paragraph" style:parent-style-name="Standard" style:list-style-name="L1">
      <style:text-properties fo:language="en" fo:country="GB" officeooo:rsid="0015c913" officeooo:paragraph-rsid="00171dad"/>
    </style:style>
    <style:style style:name="P32" style:family="paragraph" style:parent-style-name="Standard" style:list-style-name="L1">
      <style:text-properties fo:language="en" fo:country="GB" officeooo:rsid="00419b5e" officeooo:paragraph-rsid="00419b5e"/>
    </style:style>
    <style:style style:name="P33" style:family="paragraph" style:parent-style-name="Standard" style:list-style-name="L1">
      <style:text-properties fo:language="en" fo:country="GB" officeooo:rsid="0014ecf8" officeooo:paragraph-rsid="0014ecf8"/>
    </style:style>
    <style:style style:name="P34" style:family="paragraph" style:parent-style-name="Standard" style:list-style-name="L1">
      <style:text-properties fo:language="en" fo:country="GB" officeooo:rsid="006000a6" officeooo:paragraph-rsid="006000a6"/>
    </style:style>
    <style:style style:name="P35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6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7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8" style:family="paragraph" style:parent-style-name="Standard" style:list-style-name="L1">
      <style:text-properties style:text-line-through-style="none" fo:language="en" fo:country="GB" officeooo:rsid="0050b3ea" officeooo:paragraph-rsid="0050b3ea"/>
    </style:style>
    <style:style style:name="P39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38866"/>
    </style:style>
    <style:style style:name="T11" style:family="text">
      <style:text-properties officeooo:rsid="003d00d1"/>
    </style:style>
    <style:style style:name="T12" style:family="text">
      <style:text-properties officeooo:rsid="003ee687"/>
    </style:style>
    <style:style style:name="T13" style:family="text">
      <style:text-properties officeooo:rsid="00487282"/>
    </style:style>
    <style:style style:name="T14" style:family="text">
      <style:text-properties fo:color="#000000" officeooo:rsid="00499932"/>
    </style:style>
    <style:style style:name="T15" style:family="text">
      <style:text-properties fo:color="#000000" officeooo:rsid="005386e4"/>
    </style:style>
    <style:style style:name="T16" style:family="text">
      <style:text-properties fo:language="en" fo:country="GB" officeooo:rsid="0045229d"/>
    </style:style>
    <style:style style:name="T17" style:family="text">
      <style:text-properties fo:language="en" fo:country="GB" officeooo:rsid="00499932"/>
    </style:style>
    <style:style style:name="T18" style:family="text">
      <style:text-properties officeooo:rsid="00504178"/>
    </style:style>
    <style:style style:name="T19" style:family="text">
      <style:text-properties officeooo:rsid="00504f79"/>
    </style:style>
    <style:style style:name="T20" style:family="text">
      <style:text-properties officeooo:rsid="0050a757"/>
    </style:style>
    <style:style style:name="T21" style:family="text">
      <style:text-properties officeooo:rsid="00546567"/>
    </style:style>
    <style:style style:name="T22" style:family="text">
      <style:text-properties officeooo:rsid="005c10d1"/>
    </style:style>
    <style:style style:name="T23" style:family="text">
      <style:text-properties officeooo:rsid="005df5e2"/>
    </style:style>
    <style:style style:name="T24" style:family="text">
      <style:text-properties style:text-line-through-style="solid" officeooo:rsid="00327c16"/>
    </style:style>
    <style:style style:name="T25" style:family="text">
      <style:text-properties officeooo:rsid="0061d7db"/>
    </style:style>
    <style:style style:name="T26" style:family="text">
      <style:text-properties officeooo:rsid="00636803"/>
    </style:style>
    <style:style style:name="T27" style:family="text">
      <style:text-properties officeooo:rsid="0064030a"/>
    </style:style>
    <style:style style:name="T28" style:family="text">
      <style:text-properties officeooo:rsid="0065d668"/>
    </style:style>
    <style:style style:name="T29" style:family="text">
      <style:text-properties officeooo:rsid="00681c7c"/>
    </style:style>
    <style:style style:name="T30" style:family="text">
      <style:text-properties officeooo:rsid="0068f6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57791472579023114" text:style-name="L1">
        <text:list-item>
          <text:p text:style-name="P39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">Create code that generates libraries with all inline functions;</text:p>
          <text:list>
            <text:list-item>
              <text:p text:style-name="P3">Check for a valid compiler in the options;</text:p>
            </text:list-item>
            <text:list-item>
              <text:p text:style-name="P4">Create a new pass to gather all headers of the inlines;</text:p>
            </text:list-item>
            <text:list-item>
              <text:p text:style-name="P4">At the end of the pass (how to determine it?) generate a cpp file that includes all collected headers and a make file to compile them in Release;</text:p>
            </text:list-item>
            <text:list-item>
              <text:p text:style-name="P4">Run the compiler on the make file;</text:p>
            </text:list-item>
          </text:list>
        </text:list-item>
        <text:list-item>
          <text:p text:style-name="P5">Ensure the generated code compiles;</text:p>
        </text:list-item>
        <text:list-item>
          <text:p text:style-name="P6"><text:span text:style-name="T8">Rename all member</text:span><text:span text:style-name="T9">s</text:span><text:span text:style-name="T8"> to PascalCase;</text:span></text:p>
        </text:list-item>
        <text:list-item>
          <text:p text:style-name="P7">Support Unicode;</text:p>
        </text:list-item>
        <text:list-item>
          <text:p text:style-name="P8">Do not generate static methods defined in a base class;</text:p>
        </text:list-item>
        <text:list-item>
          <text:p text:style-name="P9">Wrap [] operators;</text:p>
        </text:list-item>
        <text:list-item>
          <text:p text:style-name="P10">Support writing in [] operators;</text:p>
        </text:list-item>
        <text:list-item>
          <text:p text:style-name="P22"><text:span text:style-name="T11">If an [] operator returns a value but is non-const, check its returned type for an </text:span><text:span text:style-name="T12">assignment</text:span><text:span text:style-name="T11"> operator taking the returned type; if any, generate a setter; for reference see </text:span><text:a xlink:type="simple" xlink:href="http://qt-project.org/doc/qt-5.1/qtcore/qbytearray.html#operator-5b-5d"><text:span text:style-name="T11">the QByteRef operator[] of QByteArray</text:span></text:a><text:span text:style-name="T11">;</text:span></text:p>
        </text:list-item>
        <text:list-item>
          <text:p text:style-name="P11">Handle multiple inheritance <text:span text:style-name="T6">(check Qyoto for reference)</text:span><text:span text:style-name="T7">;</text:span></text:p>
        </text:list-item>
        <text:list-item>
          <text:p text:style-name="P23"><text:span text:style-name="T5">Handle</text:span> templates;</text:p>
        </text:list-item>
        <text:list-item>
          <text:p text:style-name="P12">Wrap conversion (cast) operators;</text:p>
        </text:list-item>
        <text:list-item>
          <text:p text:style-name="P24">Wrap copy constructors;</text:p>
        </text:list-item>
        <text:list-item>
          <text:p text:style-name="P25"><text:span text:style-name="T3">Add type maps for basic types: QString </text:span><text:span text:style-name="T4">↔ string, QList ↔ List, </text:span><text:span text:style-name="T24">QFlags ↔ underlying enum</text:span><text:span text:style-name="T4">, etc. (look at the Qyoto type maps for reference);</text:span></text:p>
        </text:list-item>
        <text:list-item>
          <text:p text:style-name="P13">Check why QFuture is missing –<text:span text:style-name="T10"> it's a template type</text:span>;</text:p>
        </text:list-item>
        <text:list-item>
          <text:p text:style-name="P14">Copy the property pieces from Qyoto;</text:p>
        </text:list-item>
        <text:list-item>
          <text:p text:style-name="P14">Copy the commenting pieces from Qyoto;</text:p>
        </text:list-item>
        <text:list-item>
          <text:p text:style-name="P16">Copy the pieces about obsolete members – connected to the documentation;</text:p>
        </text:list-item>
        <text:list-item>
          <text:p text:style-name="P26">Check the comments <text:span text:style-name="T22">of</text:span> QEasingCurve::Type,<text:span text:style-name="T22"> Q</text:span><text:span text:style-name="T25">A</text:span><text:span text:style-name="T22">bstractEventDispatcher::TimerInfo </text:span><text:span text:style-name="T23">and conversion (cast) operators</text:span>; <text:span text:style-name="T29">there is also a missing sentence (below the image) about Q</text:span><text:span text:style-name="T30">L</text:span><text:span text:style-name="T29">ineF::angle(const Q</text:span><text:span text:style-name="T30">L</text:span><text:span text:style-name="T29">ineF&amp; line);</text:span></text:p>
        </text:list-item>
        <text:list-item>
          <text:p text:style-name="P17">Generate “Related non-members” as static members in the same class; use matching between the class name and its header (TranslationUnit.FileNameWithoutExtension);</text:p>
        </text:list-item>
        <text:list-item>
          <text:p text:style-name="P27">Generate <text:span text:style-name="T27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1"><text:span text:style-name="T16">Find a way to mark passed to signal events methods as slots –</text:span><text:span text:style-name="T17"> override qt_metacall and use the method signature to find the slot delegate in a dictionary; see </text:span><text:span text:style-name="T14">qyoto_qt_metacall in qobject_interop.cpp from Qyoto </text:span><text:span text:style-name="T15">and </text:span><text:a xlink:type="simple" xlink:href="http://doc.qt.digia.com/qq/qq16-dynamicqobject.html">http://doc.qt.digia.com/qq/qq16-dynamicqobject.html</text:a><text:span text:style-name="T14"> for reference</text:span><text:span text:style-name="T16">;</text:span></text:p>
        </text:list-item>
        <text:list-item>
          <text:p text:style-name="P15">Copy the <text:span text:style-name="T13">signal</text:span> events pieces from Qyoto;</text:p>
        </text:list-item>
        <text:list-item>
          <text:p text:style-name="P18">Call slots – see 19. for the way to do it;</text:p>
        </text:list-item>
        <text:list-item>
          <text:p text:style-name="P38">Test the slots to see if the implementation about adding them at run-time is correct;</text:p>
        </text:list-item>
        <text:list-item>
          <text:p text:style-name="P19"><text:span text:style-name="T19">Lots of</text:span> members <text:span text:style-name="T19">are missing, particularly signals; for example, in</text:span> Q<text:span text:style-name="T18">A</text:span>bstractProxyModel <text:span text:style-name="T19">only headerDataChanged is wrapped</text:span>; <text:span text:style-name="T20">fix this;</text:span></text:p>
        </text:list-item>
        <text:list-item>
          <text:p text:style-name="P14">Copy the event events (as opposed to signal events) pieces from Qyoto;</text:p>
        </text:list-item>
        <text:list-item>
          <text:p text:style-name="P28">Check all ignored members and if their ignoring is justified;</text:p>
        </text:list-item>
        <text:list-item>
          <text:p text:style-name="P29">Clear any “1”-suffixed methods up;</text:p>
        </text:list-item>
        <text:list-item>
          <text:p text:style-name="P30">Copy the functions with default parameters pieces from Qyoto;</text:p>
        </text:list-item>
        <text:list-item>
          <text:p text:style-name="P31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32">Map native to managed objects so the same managed object is returned on subsequent calls – this is supposed to work only when the native code returns a pointer, not a value; this may <text:soft-page-break/>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3">Add the necessary usings from other modules and do not ignore base types or members because of ignored types;</text:p>
        </text:list-item>
        <text:list-item>
          <text:p text:style-name="P34">Decide what to do about overloads which take respectively const &amp; and * of the same type; the former is read-only while the latter is not; <text:span text:style-name="T28">we could use ref;</text:span> <text:span text:style-name="T26">connected to 29.</text:span></text:p>
        </text:list-item>
        <text:list-item>
          <text:p text:style-name="P20"><text:span text:style-name="T21">Automatically build the generated files</text:span>;</text:p>
        </text:list-item>
        <text:list-item>
          <text:p text:style-name="P35">Generate DLL maps to handle small details (“_”, “_imp_”, etc.) in mangled names;</text:p>
        </text:list-item>
        <text:list-item>
          <text:p text:style-name="P36">Generate and run unit tests for the whole bindings;</text:p>
        </text:list-item>
        <text:list-item>
          <text:p text:style-name="P37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1-13T21:07:13.15</dc:date>
    <meta:editing-duration>P1DT6H56M49S</meta:editing-duration>
    <meta:editing-cycles>87</meta:editing-cycles>
    <meta:generator>LibreOffice/4.0.5.2$Windows_x86 LibreOffice_project/5464147a081647a250913f19c0715bca595af2f</meta:generator>
    <meta:document-statistic meta:table-count="0" meta:image-count="0" meta:object-count="0" meta:page-count="2" meta:paragraph-count="43" meta:word-count="633" meta:character-count="3852" meta:non-whitespace-character-count="3300"/>
  </office:meta>
</office:document-meta>
</file>